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dale Sans UI1" svg:font-family="'Andale Sans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le1" style:family="table">
      <style:table-properties style:width="16.999cm" fo:margin-left="0cm" table:align="left"/>
    </style:style>
    <style:style style:name="Tabelle1.A" style:family="table-column">
      <style:table-column-properties style:column-width="5.667cm"/>
    </style:style>
    <style:style style:name="Tabelle1.B" style:family="table-column">
      <style:table-column-properties style:column-width="5.666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1.C1" style:family="table-cell">
      <style:table-cell-properties fo:padding="0.097cm" fo:border="0.002cm solid #000000" style:writing-mode="lr-tb"/>
    </style:style>
    <style:style style:name="Tabel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e2" style:family="table">
      <style:table-properties style:width="18.249cm" fo:margin-left="0cm" table:align="left"/>
    </style:style>
    <style:style style:name="Tabelle2.A" style:family="table-column">
      <style:table-column-properties style:column-width="1.496cm"/>
    </style:style>
    <style:style style:name="Tabelle2.B" style:family="table-column">
      <style:table-column-properties style:column-width="1.499cm"/>
    </style:style>
    <style:style style:name="Tabelle2.C" style:family="table-column">
      <style:table-column-properties style:column-width="1.251cm"/>
    </style:style>
    <style:style style:name="Tabelle2.E" style:family="table-column">
      <style:table-column-properties style:column-width="10.001cm"/>
    </style:style>
    <style:style style:name="Tabelle2.G" style:family="table-column">
      <style:table-column-properties style:column-width="1.501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2.C1" style:family="table-cell">
      <style:table-cell-properties fo:padding="0.097cm" fo:border="0.002cm solid #000000" style:writing-mode="lr-tb"/>
    </style:style>
    <style:style style:name="Tabelle2.D1" style:family="table-cell">
      <style:table-cell-properties fo:padding-left="0.018cm" fo:padding-right="0.018cm" fo:padding-top="0cm" fo:padding-bottom="0cm" fo:border="0.002cm solid #000000" style:writing-mode="lr-tb"/>
    </style:style>
    <style:style style:name="Tabelle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e2.D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elle3" style:family="table">
      <style:table-properties style:width="16.981cm" fo:margin-left="0cm" table:align="left"/>
    </style:style>
    <style:style style:name="Tabelle3.A" style:family="table-column">
      <style:table-column-properties style:column-width="2.743cm"/>
    </style:style>
    <style:style style:name="Tabelle3.B" style:family="table-column">
      <style:table-column-properties style:column-width="3.249cm"/>
    </style:style>
    <style:style style:name="Tabelle3.C" style:family="table-column">
      <style:table-column-properties style:column-width="2.32cm"/>
    </style:style>
    <style:style style:name="Tabelle3.D" style:family="table-column">
      <style:table-column-properties style:column-width="3.681cm"/>
    </style:style>
    <style:style style:name="Tabelle3.E" style:family="table-column">
      <style:table-column-properties style:column-width="4.988cm"/>
    </style:style>
    <style:style style:name="Tabelle3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name-complex="Arial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hyphenation-ladder-count="no-limit"/>
      <style:text-properties fo:language="en" fo:country="US" fo:hyphenate="true" fo:hyphenation-remain-char-count="0" fo:hyphenation-push-char-count="0"/>
    </style:style>
    <style:style style:name="P4" style:family="paragraph" style:parent-style-name="Standard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language="en" fo:country="US"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fo:language="en" fo:country="US" style:font-size-asian="10pt" style:font-size-complex="10pt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hyphenation-ladder-count="no-limit" fo:break-before="page"/>
      <style:text-properties fo:language="en" fo:country="US" fo:hyphenate="true" fo:hyphenation-remain-char-count="0" fo:hyphenation-push-char-count="0"/>
    </style:style>
    <style:style style:name="P13" style:family="paragraph" style:parent-style-name="Standard">
      <style:paragraph-properties fo:hyphenation-ladder-count="no-limit" fo:break-before="page"/>
      <style:text-properties fo:hyphenate="true" fo:hyphenation-remain-char-count="0" fo:hyphenation-push-char-count="0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Standard" style:master-page-name="MP0">
      <style:paragraph-properties style:page-number="auto" fo:break-before="page"/>
    </style:style>
    <style:style style:name="P16" style:family="paragraph">
      <style:paragraph-properties fo:margin-top="0cm" fo:margin-bottom="0.282cm" fo:line-height="105%" fo:text-align="center" style:writing-mode="lr-tb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line-height="105%" style:writing-mode="lr-tb"/>
    </style:style>
    <style:style style:name="P19" style:family="paragraph">
      <style:paragraph-properties fo:margin-top="0cm" fo:margin-bottom="0.282cm" fo:line-height="104%" fo:text-align="center" style:writing-mode="lr-tb"/>
    </style:style>
    <style:style style:name="P20" style:family="paragraph">
      <style:paragraph-properties fo:line-height="104%" style:writing-mode="lr-tb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style:writing-mode="lr-tb" style:font-independent-line-spacing="false"/>
    </style:style>
    <style:style style:name="P23" style:family="paragraph">
      <style:paragraph-properties fo:line-height="103%" style:writing-mode="lr-tb"/>
    </style:style>
    <style:style style:name="P24" style:family="paragraph">
      <style:paragraph-properties fo:line-height="102%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name-asian="Times New Roman" style:font-size-asian="10pt" style:font-size-complex="10pt"/>
    </style:style>
    <style:style style:name="T6" style:family="text">
      <style:text-properties fo:font-size="10pt" fo:language="en" fo:country="US" style:font-name-asian="Times New Roman" style:font-size-asian="10pt" style:font-size-complex="10pt"/>
    </style:style>
    <style:style style:name="T7" style:family="text">
      <style:text-properties fo:color="#000000"/>
    </style:style>
    <style:style style:name="T8" style:family="text">
      <style:text-properties fo:color="#000000" fo:font-size="8pt"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254cm" fo:padding-right="0.254cm" fo:padding-top="0cm" fo:padding-bottom="0cm" fo:border="none" style:writing-mode="lr-tb">
        <style:background-image/>
      </style:graphic-properties>
    </style:style>
    <style:style style:name="gr1" style:family="graphic">
      <style:graphic-properties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01cm" fo:padding-bottom="0.101cm" fo:padding-left="0.101cm" fo:padding-right="0.101cm" fo:wrap-option="wrap" style:run-through="background"/>
    </style:style>
    <style:style style:name="gr3" style:family="graphic">
      <style:graphic-properties draw:stroke="dash" draw:stroke-dash="a30" svg:stroke-width="0.035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01cm" fo:padding-bottom="0.101cm" fo:padding-left="0.101cm" fo:padding-right="0.101cm" fo:wrap-option="wrap" style:run-through="background"/>
    </style:style>
    <style:style style:name="gr4" style:family="graphic">
      <style:graphic-properties draw:stroke="solid" svg:stroke-width="0.018cm" svg:stroke-color="#000000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5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01cm" fo:padding-bottom="0.101cm" fo:padding-left="0.101cm" fo:padding-right="0.101cm" fo:wrap-option="wrap" style:run-through="background"/>
    </style:style>
    <style:style style:name="gr6" style:family="graphic">
      <style:graphic-properties draw:stroke="dash" draw:stroke-dash="a38" svg:stroke-width="0.035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01cm" fo:padding-bottom="0.101cm" fo:padding-left="0.101cm" fo:padding-right="0.101cm" fo:wrap-option="wrap" style:run-through="background"/>
    </style:style>
    <style:style style:name="gr7" style:family="graphic">
      <style:graphic-properties draw:stroke="solid" svg:stroke-width="0.018cm" svg:stroke-color="#000000" draw:marker-end="a45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8" style:family="graphic">
      <style:graphic-properties draw:stroke="solid" svg:stroke-width="0.018cm" svg:stroke-color="#000000" draw:marker-end="a49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9" style:family="graphic">
      <style:graphic-properties draw:stroke="dash" draw:stroke-dash="a51" svg:stroke-width="0.035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01cm" fo:padding-bottom="0.101cm" fo:padding-left="0.101cm" fo:padding-right="0.101cm" fo:wrap-option="wrap" style:run-through="background"/>
    </style:style>
    <style:style style:name="gr10" style:family="graphic">
      <style:graphic-properties draw:stroke="solid" svg:stroke-width="0.018cm" svg:stroke-color="#000000" draw:marker-end="a56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11" style:family="graphic">
      <style:graphic-properties draw:stroke="solid" svg:stroke-width="0.018cm" svg:stroke-color="#000000" draw:marker-end="a60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12" style:family="graphic">
      <style:graphic-properties draw:stroke="solid" svg:stroke-width="0.018cm" svg:stroke-color="#000000" draw:marker-end="a64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13" style:family="graphic">
      <style:graphic-properties draw:stroke="solid" svg:stroke-width="0.018cm" svg:stroke-color="#000000" draw:marker-end="a70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14" style:family="graphic">
      <style:graphic-properties draw:stroke="solid" svg:stroke-width="0.018cm" svg:stroke-color="#000000" draw:marker-end="a76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15" style:family="graphic">
      <style:graphic-properties draw:stroke="solid" svg:stroke-width="0.018cm" svg:stroke-color="#000000" draw:marker-end="a78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16" style:family="graphic">
      <style:graphic-properties draw:stroke="solid" svg:stroke-width="0.018cm" svg:stroke-color="#000000" draw:marker-end="a80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17" style:family="graphic">
      <style:graphic-properties draw:stroke="solid" svg:stroke-width="0.018cm" svg:stroke-color="#000000" draw:marker-end="a84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18" style:family="graphic">
      <style:graphic-properties draw:stroke="solid" svg:stroke-width="0.035cm" svg:stroke-color="#2f528f" svg:stroke-opacity="100%" draw:stroke-linejoin="miter" svg:stroke-linecap="butt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35cm" svg:stroke-color="#2f528f" svg:stroke-opacity="100%" draw:stroke-linejoin="miter" svg:stroke-linecap="butt" draw:fill="solid" draw:fill-color="#dae3f3" draw:opacity="100%" draw:textarea-horizontal-align="left" draw:textarea-vertical-align="middle" draw:auto-grow-height="false" draw:auto-grow-width="false" fo:padding-top="0.127cm" fo:padding-bottom="0.127cm" fo:padding-left="0.049cm" fo:padding-right="0.04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35cm" svg:stroke-color="#2f528f" svg:stroke-opacity="100%" draw:stroke-linejoin="miter" svg:stroke-linecap="butt" draw:fill="solid" draw:fill-color="#dae3f3" draw:opacity="100%" draw:textarea-horizontal-align="left" draw:textarea-vertical-align="middle" draw:auto-grow-height="false" draw:auto-grow-width="false" fo:padding-top="0.127cm" fo:padding-bottom="0.127cm" fo:padding-left="0.049cm" fo:padding-right="0.049cm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1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cm" fo:padding-bottom="0cm" fo:padding-left="0cm" fo:padding-right="0cm" fo:wrap-option="wrap" style:run-through="background"/>
    </style:style>
    <style:style style:name="gr22" style:family="graphic">
      <style:graphic-properties draw:stroke="solid" svg:stroke-width="0.018cm" svg:stroke-color="#000000" draw:marker-end="a90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23" style:family="graphic">
      <style:graphic-properties draw:stroke="solid" svg:stroke-width="0.018cm" svg:stroke-color="#000000" draw:marker-end="a94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24" style:family="graphic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 style:run-through="background"/>
    </style:style>
    <style:style style:name="gr25" style:family="graphic">
      <style:graphic-properties draw:stroke="solid" svg:stroke-width="0.018cm" svg:stroke-color="#000000" draw:marker-end="a99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26" style:family="graphic">
      <style:graphic-properties draw:stroke="solid" svg:stroke-width="0.018cm" svg:stroke-color="#000000" draw:marker-end="a103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27" style:family="graphic">
      <style:graphic-properties draw:stroke="solid" svg:stroke-width="0.018cm" svg:stroke-color="#000000" draw:marker-end="a109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28" style:family="graphic">
      <style:graphic-properties draw:stroke="solid" svg:stroke-width="0.018cm" svg:stroke-color="#000000" draw:marker-end="a111" svg:stroke-opacity="100%" draw:stroke-linejoin="miter" svg:stroke-linecap="butt" draw:fill="none" fo:padding-top="-0.006cm" fo:padding-bottom="-0.006cm" fo:padding-left="-0.006cm" fo:padding-right="-0.006cm" style:run-through="background"/>
    </style:style>
    <style:style style:name="gr29" style:family="graphic">
      <style:graphic-properties draw:stroke="solid" svg:stroke-width="0.018cm" svg:stroke-color="#000000" draw:marker-end="a24" svg:stroke-opacity="100%" draw:stroke-linejoin="miter" svg:stroke-linecap="butt" draw:fill="none" fo:padding-top="-0.006cm" fo:padding-bottom="-0.006cm" fo:padding-left="-0.006cm" fo:padding-right="-0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svg:stroke-width="0.018cm" svg:stroke-color="#4472c4" draw:marker-end="a13" svg:stroke-opacity="100%" draw:stroke-linejoin="miter" svg:stroke-linecap="butt" draw:fill="none" fo:padding-top="-0.006cm" fo:padding-bottom="-0.006cm" fo:padding-left="-0.006cm" fo:padding-right="-0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solid" svg:stroke-width="0.018cm" svg:stroke-color="#4472c4" draw:marker-end="a11" svg:stroke-opacity="100%" draw:stroke-linejoin="miter" svg:stroke-linecap="butt" draw:fill="none" fo:padding-top="-0.006cm" fo:padding-bottom="-0.006cm" fo:padding-left="-0.006cm" fo:padding-right="-0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width="0.018cm" svg:stroke-color="#4472c4" draw:marker-end="a9" svg:stroke-opacity="100%" draw:stroke-linejoin="miter" svg:stroke-linecap="butt" draw:fill="none" fo:padding-top="-0.006cm" fo:padding-bottom="-0.006cm" fo:padding-left="-0.006cm" fo:padding-right="-0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width="0.018cm" svg:stroke-color="#000000" draw:marker-end="a15" svg:stroke-opacity="100%" draw:stroke-linejoin="miter" svg:stroke-linecap="butt" draw:fill="none" fo:padding-top="-0.006cm" fo:padding-bottom="-0.006cm" fo:padding-left="-0.006cm" fo:padding-right="-0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otnet Strom Protokoll für I2C</text:p>
      <text:p text:style-name="Standard"/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Table_20_Contents">Byte</text:p>
          </table:table-cell>
          <table:table-cell table:style-name="Tabelle1.A1" office:value-type="string">
            <text:p text:style-name="Table_20_Contents">400khz</text:p>
          </table:table-cell>
          <table:table-cell table:style-name="Tabelle1.C1" office:value-type="string">
            <text:p text:style-name="Table_20_Contents">1000khz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25us</text:p>
          </table:table-cell>
          <table:table-cell table:style-name="Tabelle1.C2" office:value-type="string">
            <text:p text:style-name="Table_20_Contents">10us</text:p>
          </table:table-cell>
        </table:table-row>
        <table:table-row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50us</text:p>
          </table:table-cell>
          <table:table-cell table:style-name="Tabelle1.C2" office:value-type="string">
            <text:p text:style-name="Table_20_Contents">20us</text:p>
          </table:table-cell>
        </table:table-row>
        <table:table-row>
          <table:table-cell table:style-name="Tabelle1.A2" office:value-type="string">
            <text:p text:style-name="Table_20_Contents">4</text:p>
          </table:table-cell>
          <table:table-cell table:style-name="Tabelle1.A2" office:value-type="string">
            <text:p text:style-name="Table_20_Contents">100us</text:p>
          </table:table-cell>
          <table:table-cell table:style-name="Tabelle1.C2" office:value-type="string">
            <text:p text:style-name="Table_20_Contents">40us</text:p>
          </table:table-cell>
        </table:table-row>
        <table:table-row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200us</text:p>
          </table:table-cell>
          <table:table-cell table:style-name="Tabelle1.C2" office:value-type="string">
            <text:p text:style-name="Table_20_Contents">80us</text:p>
          </table:table-cell>
        </table:table-row>
        <table:table-row>
          <table:table-cell table:style-name="Tabelle1.A2" office:value-type="string">
            <text:p text:style-name="Table_20_Contents">16</text:p>
          </table:table-cell>
          <table:table-cell table:style-name="Tabelle1.A2" office:value-type="string">
            <text:p text:style-name="Table_20_Contents">400us</text:p>
          </table:table-cell>
          <table:table-cell table:style-name="Tabelle1.C2" office:value-type="string">
            <text:p text:style-name="Table_20_Contents">160us</text:p>
          </table:table-cell>
        </table:table-row>
        <table:table-row>
          <table:table-cell table:style-name="Tabelle1.A2" office:value-type="string">
            <text:p text:style-name="Table_20_Contents">32</text:p>
          </table:table-cell>
          <table:table-cell table:style-name="Tabelle1.A2" office:value-type="string">
            <text:p text:style-name="Table_20_Contents">800us</text:p>
          </table:table-cell>
          <table:table-cell table:style-name="Tabelle1.C2" office:value-type="string">
            <text:p text:style-name="Table_20_Contents">320us</text:p>
          </table:table-cell>
        </table:table-row>
        <table:table-row>
          <table:table-cell table:style-name="Tabelle1.A2" office:value-type="string">
            <text:p text:style-name="Table_20_Contents">64</text:p>
          </table:table-cell>
          <table:table-cell table:style-name="Tabelle1.A2" office:value-type="string">
            <text:p text:style-name="Table_20_Contents">1600us</text:p>
          </table:table-cell>
          <table:table-cell table:style-name="Tabelle1.C2" office:value-type="string">
            <text:p text:style-name="Table_20_Contents">640us</text:p>
          </table:table-cell>
        </table:table-row>
        <table:table-row>
          <table:table-cell table:style-name="Tabelle1.A2" office:value-type="string">
            <text:p text:style-name="Table_20_Contents">128</text:p>
          </table:table-cell>
          <table:table-cell table:style-name="Tabelle1.A2" office:value-type="string">
            <text:p text:style-name="Table_20_Contents">3200us</text:p>
          </table:table-cell>
          <table:table-cell table:style-name="Tabelle1.C2" office:value-type="string">
            <text:p text:style-name="Table_20_Contents">1280us</text:p>
          </table:table-cell>
        </table:table-row>
        <table:table-row>
          <table:table-cell table:style-name="Tabelle1.A2" office:value-type="string">
            <text:p text:style-name="Table_20_Contents">256</text:p>
          </table:table-cell>
          <table:table-cell table:style-name="Tabelle1.A2" office:value-type="string">
            <text:p text:style-name="Table_20_Contents">6400us</text:p>
          </table:table-cell>
          <table:table-cell table:style-name="Tabelle1.C2" office:value-type="string">
            <text:p text:style-name="Table_20_Contents">2560us</text:p>
          </table:table-cell>
        </table:table-row>
        <table:table-row>
          <table:table-cell table:style-name="Tabelle1.A2" office:value-type="string">
            <text:p text:style-name="Table_20_Contents">1024</text:p>
          </table:table-cell>
          <table:table-cell table:style-name="Tabelle1.A2" office:value-type="string">
            <text:p text:style-name="Table_20_Contents">25600us</text:p>
          </table:table-cell>
          <table:table-cell table:style-name="Tabelle1.C2" office:value-type="string">
            <text:p text:style-name="Table_20_Contents">10240us</text:p>
          </table:table-cell>
        </table:table-row>
      </table:table>
      <text:p text:style-name="Standard"/>
      <text:p text:style-name="Standard">BN-Header: {Data} [[DAD DAD] [DAS DAS]] [[DA DA] [SA SA]] ABCD.0SSS</text:p>
      <text:p text:style-name="Standard"/>
      <text:p text:style-name="Standard">Kontrollbyte: ABCD.0SSS: Letztes Byte in der Nachricht</text:p>
      <text:p text:style-name="P2">AB: Adress Control: Number of adress couples</text:p>
      <text:p text:style-name="P2">C: Reserved (Age Included)</text:p>
      <text:p text:style-name="P2">D: Reserved (Ack requested)</text:p>
      <text:p text:style-name="P2"/>
      <text:p text:style-name="Standard">Minimal Nachrichtenlänge: 3Byte</text:p>
      <text:p text:style-name="Standard">Maximal Nachrichtenlänge: 64Byte</text:p>
      <text:p text:style-name="Standard">Minimal Datenbereich: 1Byte</text:p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column table:style-name="Tabelle2.E"/>
        <table:table-column table:style-name="Tabelle2.C"/>
        <table:table-column table:style-name="Tabelle2.G"/>
        <table:table-row>
          <table:table-cell table:style-name="Tabelle2.A1" office:value-type="string">
            <text:p text:style-name="Table_20_Contents">A</text:p>
          </table:table-cell>
          <table:table-cell table:style-name="Tabelle2.A1" office:value-type="string">
            <text:p text:style-name="Table_20_Contents">B</text:p>
          </table:table-cell>
          <table:table-cell table:style-name="Tabelle2.C1" office:value-type="string">
            <text:p text:style-name="Table_20_Contents">C</text:p>
          </table:table-cell>
          <table:table-cell table:style-name="Tabelle2.D1" office:value-type="string">
            <text:p text:style-name="Table_20_Contents">D</text:p>
          </table:table-cell>
          <table:table-cell table:style-name="Tabelle2.D1" office:value-type="string">
            <text:p text:style-name="Table_20_Contents"/>
          </table:table-cell>
          <table:table-cell table:style-name="Tabelle2.D1" office:value-type="string">
            <text:p text:style-name="Table_20_Contents">Len [Byte]</text:p>
          </table:table-cell>
          <table:table-cell table:style-name="Tabelle2.D1" office:value-type="string">
            <text:p text:style-name="Table_20_Contents">Len</text:p>
            <text:p text:style-name="Table_20_Contents">Daten</text:p>
          </table:table-cell>
        </table:table-row>
        <table:table-row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0</text:p>
          </table:table-cell>
          <table:table-cell table:style-name="Tabelle2.C2" office:value-type="string">
            <text:p text:style-name="Table_20_Contents">0</text:p>
          </table:table-cell>
          <table:table-cell table:style-name="Tabelle2.D2" office:value-type="string">
            <text:p text:style-name="Table_20_Contents">0</text:p>
          </table:table-cell>
          <table:table-cell table:style-name="Tabelle2.D2" office:value-type="string">
            <text:p text:style-name="P14">{Data} ABCD.0SSS</text:p>
          </table:table-cell>
          <table:table-cell table:style-name="Tabelle2.D2" office:value-type="string">
            <text:p text:style-name="Table_20_Contents">1</text:p>
          </table:table-cell>
          <table:table-cell table:style-name="Tabelle2.D2" office:value-type="string">
            <text:p text:style-name="Table_20_Contents">1-63</text:p>
          </table:table-cell>
        </table:table-row>
        <table:table-row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1</text:p>
          </table:table-cell>
          <table:table-cell table:style-name="Tabelle2.C2" office:value-type="string">
            <text:p text:style-name="Table_20_Contents">0</text:p>
          </table:table-cell>
          <table:table-cell table:style-name="Tabelle2.D2" office:value-type="string">
            <text:p text:style-name="Table_20_Contents">0</text:p>
          </table:table-cell>
          <table:table-cell table:style-name="Tabelle2.D2" office:value-type="string">
            <text:p text:style-name="P14">{Data} [DA DA SA SA] ABCD.0SSS</text:p>
          </table:table-cell>
          <table:table-cell table:style-name="Tabelle2.D2" office:value-type="string">
            <text:p text:style-name="Table_20_Contents">5</text:p>
          </table:table-cell>
          <table:table-cell table:style-name="Tabelle2.D2" office:value-type="string">
            <text:p text:style-name="Table_20_Contents">1-59</text:p>
          </table:table-cell>
        </table:table-row>
        <table:table-row>
          <table:table-cell table:style-name="Tabelle2.A2" office:value-type="string">
            <text:p text:style-name="Table_20_Contents">1</text:p>
          </table:table-cell>
          <table:table-cell table:style-name="Tabelle2.A2" office:value-type="string">
            <text:p text:style-name="Table_20_Contents">0</text:p>
          </table:table-cell>
          <table:table-cell table:style-name="Tabelle2.C2" office:value-type="string">
            <text:p text:style-name="Table_20_Contents">0</text:p>
          </table:table-cell>
          <table:table-cell table:style-name="Tabelle2.D2" office:value-type="string">
            <text:p text:style-name="Table_20_Contents">0</text:p>
          </table:table-cell>
          <table:table-cell table:style-name="Tabelle2.D2" office:value-type="string">
            <text:p text:style-name="P14">{Data} [DAD DAD] [DAS DAS] [DA DA SA SA] ABCD.0SSS</text:p>
          </table:table-cell>
          <table:table-cell table:style-name="Tabelle2.D2" office:value-type="string">
            <text:p text:style-name="Table_20_Contents">9</text:p>
          </table:table-cell>
          <table:table-cell table:style-name="Tabelle2.D2" office:value-type="string">
            <text:p text:style-name="Table_20_Contents">1-55</text:p>
          </table:table-cell>
        </table:table-row>
        <table:table-row>
          <table:table-cell table:style-name="Tabelle2.A2" office:value-type="string">
            <text:p text:style-name="Table_20_Contents">1</text:p>
          </table:table-cell>
          <table:table-cell table:style-name="Tabelle2.A2" office:value-type="string">
            <text:p text:style-name="Table_20_Contents">1</text:p>
          </table:table-cell>
          <table:table-cell table:style-name="Tabelle2.C2" office:value-type="string">
            <text:p text:style-name="Table_20_Contents">0</text:p>
          </table:table-cell>
          <table:table-cell table:style-name="Tabelle2.D2" office:value-type="string">
            <text:p text:style-name="Table_20_Contents">0</text:p>
          </table:table-cell>
          <table:table-cell table:style-name="Tabelle2.D2" office:value-type="string">
            <text:p text:style-name="P14">reserved</text:p>
          </table:table-cell>
          <table:table-cell table:style-name="Tabelle2.D2" office:value-type="string">
            <text:p text:style-name="Table_20_Contents">-</text:p>
          </table:table-cell>
          <table:table-cell table:style-name="Tabelle2.D2" office:value-type="string">
            <text:p text:style-name="Table_20_Contents">-</text:p>
          </table:table-cell>
        </table:table-row>
      </table:table>
      <text:p text:style-name="Standard"/>
      <text:p text:style-name="Standard">SSS: Msg Typ</text:p>
      <text:p text:style-name="Standard">0: Standard-Message</text:p>
      <text:p text:style-name="Standard">1: Stream</text:p>
      <text:p text:style-name="Standard">2: Packet(Platzhalter, nicht implementiert)</text:p>
      <text:p text:style-name="Standard">3: MultiMsg (Platzhalter, nicht implementiert)</text:p>
      <text:p text:style-name="Standard">4: Standard-Message reduziert (Busy-Flag wird ignoriert, keine Checksummen, kein Ackowledge)</text:p>
      <text:p text:style-name="Standard">5..6: frei</text:p>
      <text:p text:style-name="Standard">7: Ack-Nachricht</text:p>
      <text:p text:style-name="Standard"/>
      <text:p text:style-name="P2">DA = Destination Adress, SA = Source Adress</text:p>
      <text:p text:style-name="P2">DAD = Device Adress Destination, DAS = Device Adress Source</text:p>
      <text:p text:style-name="Standard">(AG = Alter, Jedesmal wenn die Nachricht weitergleitet wird, Alter++)</text:p>
      <text:p text:style-name="P11"/>
      <text:p text:style-name="P6">Msg Protokoll:</text:p>
      <text:p text:style-name="Standard"/>
      <text:p text:style-name="Standard">DA: Datenanzahl = Header.PS – sizeof(BN-Header) – 1 // bei kurz</text:p>
      <text:p text:style-name="Standard">DA: Datenanzahl = Header.PS – sizeof(BN-Header) – 2 // bei lang</text:p>
      <text:p text:style-name="Standard"/>
      <text:p text:style-name="Standard">MI1 [MI2] MD[0..DA]</text:p>
      <text:p text:style-name="Standard"/>
      <text:p text:style-name="Standard">MI1: 8 Bit Msg Index: 0..255</text:p>
      <text:p text:style-name="Standard"><text:tab/><text:tab/><text:tab/> <text:s/>Bit 0..6:</text:p>
      <text:p text:style-name="Standard"><text:s text:c="37"/>0..31: Index Subsystems</text:p>
      <text:p text:style-name="Standard"><text:s text:c="37"/>32..: Index Msg</text:p>
      <text:p text:style-name="Standard"><text:s text:c="37"/>Bit: 7: 0: Kurz-&gt;Nur MI1; 1: Lang-&gt;MI2 Erweiterung</text:p>
      <text:p text:style-name="Standard"/>
      <text:p text:style-name="Standard"/>
      <text:p text:style-name="Standard">MD[x]: Msg Daten</text:p>
      <text:p text:style-name="Standard"/>
      <text:p text:style-name="Standard"><text:span text:style-name="Absatz-Standardschriftart"><text:span text:style-name="T1">Acknowlege: MI1 [MI2] MD0</text:span></text:span></text:p>
      <text:p text:style-name="Standard"/>
      <text:p text:style-name="Standard">MD0 <text:s text:c="2"/>= Acknowlege</text:p>
      <text:p text:style-name="Standard">0: ACK</text:p>
      <text:p text:style-name="Standard">1: NACK -&gt; Nochmals senden</text:p>
      <text:p text:style-name="Standard">2: NACK -&gt; Nachricht unbekannt</text:p>
      <text:p text:style-name="Standard">3..15: frei</text:p>
      <text:p text:style-name="Standard"/>
      <text:p text:style-name="P7">Index Subsystem:</text:p>
      <text:p text:style-name="P7">0: Reserviert</text:p>
      <text:p text:style-name="P7">1: Weiterleiten zum Stream Stream System</text:p>
      <text:p text:style-name="P3">2: Mem Subsystem</text:p>
      <text:p text:style-name="P12"/>
      <text:p text:style-name="P3"/>
      <text:p text:style-name="P2"/>
      <text:p text:style-name="P4">Multi Msg Protokoll:</text:p>
      <text:p text:style-name="P2"/>
      <text:p text:style-name="P2">SSNN NNNN</text:p>
      <text:p text:style-name="P2"/>
      <text:p text:style-name="P2">SS: Msg Typ</text:p>
      <text:p text:style-name="P2">0: Standard-Message</text:p>
      <text:p text:style-name="P2">1: Stream-Subsystem</text:p>
      <text:p text:style-name="Standard">2: Packet</text:p>
      <text:p text:style-name="Standard">3: reserved</text:p>
      <text:p text:style-name="Standard"/>
      <text:p text:style-name="Standard">NN.NNNN <text:s/>= Größe der Nachricht: 6 Bit 0..63</text:p>
      <text:p text:style-name="Standard"/>
      <text:p text:style-name="Standard"><text:span text:style-name="Absatz-Standardschriftart"><text:span text:style-name="T1">Acknowlege: MD0</text:span></text:span></text:p>
      <text:p text:style-name="Standard"/>
      <text:p text:style-name="Standard">MD0 <text:s text:c="2"/>= Acknowlege</text:p>
      <text:p text:style-name="Standard">0: ACK</text:p>
      <text:p text:style-name="Standard">1: NACK -&gt; Nochmals senden</text:p>
      <text:p text:style-name="Standard">2..15: frei</text:p>
      <text:p text:style-name="P11"/>
      <text:p text:style-name="P6">Datenstrom Protokoll:</text:p>
      <text:p text:style-name="Standard"/>
      <text:p text:style-name="Standard"/>
      <text:p text:style-name="P5">DS-Header: Cxxx.IIII</text:p>
      <text:p text:style-name="P2"/>
      <text:p text:style-name="P2">Cxxx: Daten/Command 1 Bit</text:p>
      <text:p text:style-name="P2">0 = Daten xxx = 0</text:p>
      <text:p text:style-name="P2">1 = Command/Cfg xxx = Kommando</text:p>
      <text:p text:style-name="P2"/>
      <text:p text:style-name="P2">IIII <text:s text:c="9"/>= <text:s/>Stream Index 0..15</text:p>
      <text:p text:style-name="Standard">0: Default für Diag/Konsole</text:p>
      <text:p text:style-name="Standard">1..15: frei</text:p>
      <text:p text:style-name="Standard"/>
      <text:p text:style-name="Standard"/>
      <text:p text:style-name="P8">Daten: SD[0..DA]</text:p>
      <text:p text:style-name="Standard"/>
      <text:p text:style-name="Standard">xxx <text:s text:c="2"/>= Nachrichten Index <text:s/>3 Bit 0..7</text:p>
      <text:p text:style-name="Standard"/>
      <text:p text:style-name="Standard">SD: Stream Daten</text:p>
      <text:p text:style-name="Standard"/>
      <text:p text:style-name="P2">DA: Datenanzahl = BN-Header.PS – sizeof(BN-Header) - sizeof(DS-Header)</text:p>
      <text:p text:style-name="P2"/>
      <text:p text:style-name="P5">Commands: Cxxx.NNNN SD0 SD1 SD2</text:p>
      <text:p text:style-name="P2"/>
      <text:p text:style-name="P2">xxx <text:s text:c="2"/>= Command</text:p>
      <text:p text:style-name="P2">0: Ack: Details in SD0</text:p>
      <text:p text:style-name="P2"><text:s text:c="7"/>SD0 <text:s/>= 0: Ack</text:p>
      <text:p text:style-name="P2"><text:s text:c="7"/>SD0 != 0: Nack</text:p>
      <text:p text:style-name="P2">1: Re-Init des Strombuffers</text:p>
      <text:p text:style-name="P2">2: Connect Strom-Port destination to BN_ID:StromID given by SD0SD1:SD2</text:p>
      <text:p text:style-name="Standard"><text:span text:style-name="Absatz-Standardschriftart"><text:span text:style-name="T2"><text:s text:c="5"/></text:span></text:span>SD0SD1 = Botnet Adresse, 0 für interne verbindung, SD2 Port</text:p>
      <text:p text:style-name="P2">3: Disconnect/Free port, SD0 Port</text:p>
      <text:p text:style-name="P2">4..15: Reserved</text:p>
      <text:p text:style-name="P2"/>
      <text:p text:style-name="P2"/>
      <text:p text:style-name="P2"/>
      <text:p text:style-name="Standard"><text:span text:style-name="Absatz-Standardschriftart"><text:span text:style-name="T3">Acknowledge: 1000.NNNN SD0</text:span></text:span></text:p>
      <text:p text:style-name="P2"/>
      <text:p text:style-name="P2">SD0 <text:s text:c="2"/>= Acknowledge</text:p>
      <text:p text:style-name="P2">0: ACK</text:p>
      <text:p text:style-name="Standard">1: NACK -&gt; Nochmals senden</text:p>
      <text:p text:style-name="Standard">2: NACK -&gt; Strombuffer ist voll</text:p>
      <text:p text:style-name="Standard">3: NACK -&gt; Strom Index nicht ok</text:p>
      <text:p text:style-name="Standard">4: NACK -&gt; Nachrichten Index stimmt nicht</text:p>
      <text:p text:style-name="Standard">5: NACK -&gt; Ziel antwortet nicht</text:p>
      <text:p text:style-name="Standard">6..15: frei</text:p>
      <text:p text:style-name="Standard"/>
      <text:p text:style-name="P8"/>
      <text:p text:style-name="P11"/>
      <text:p text:style-name="P6">Paket Protokoll:</text:p>
      <text:p text:style-name="Standard"/>
      <text:p text:style-name="Standard"/>
      <text:p text:style-name="P5">PS-Header: CIII.NNNN NNNN.NNNN</text:p>
      <text:p text:style-name="P2"/>
      <text:p text:style-name="P2">C: Command 1 Bit</text:p>
      <text:p text:style-name="P2">0 = Daten</text:p>
      <text:p text:style-name="P2">1 = Command</text:p>
      <text:p text:style-name="P2"/>
      <text:p text:style-name="P2">III <text:s text:c="9"/>= <text:s/>Packet Index 0..7</text:p>
      <text:p text:style-name="P2"/>
      <text:p text:style-name="P8">Daten: CIII NNNN NNNN.NNNN PD[0..DA]</text:p>
      <text:p text:style-name="Standard"/>
      <text:p text:style-name="Standard">NNNN NNNN.NNNN = Package Daten Offset <text:s/>12 Bit 1..4096</text:p>
      <text:p text:style-name="Standard"/>
      <text:p text:style-name="P2">PD: Package Daten</text:p>
      <text:p text:style-name="P2"/>
      <text:p text:style-name="P2">DA: Datenanzahl = BN-Header.PS – sizeof(BN-Header) - sizeof(PS-Header)</text:p>
      <text:p text:style-name="P2"/>
      <text:p text:style-name="P5">Commands: CIII NNNN PD0 PD1</text:p>
      <text:p text:style-name="P2"/>
      <text:p text:style-name="P2">NNNN <text:s text:c="2"/>= Commands</text:p>
      <text:p text:style-name="P2"/>
      <text:p text:style-name="P2"/>
      <text:p text:style-name="P2">0: Ack: Details in PD0, PD1 commando abhänging</text:p>
      <text:p text:style-name="P2"><text:s text:c="7"/>SD0 <text:s/>= 0: Ack</text:p>
      <text:p text:style-name="Standard"><text:span text:style-name="Absatz-Standardschriftart"><text:span text:style-name="T2"><text:s text:c="7"/></text:span></text:span>SD0 != 0: Nack</text:p>
      <text:p text:style-name="Standard"/>
      <text:p text:style-name="Standard">1: Reserviere Platz für Packet PD0+PD1&lt;&lt;16= Packet größe (max. 4096 Byte)</text:p>
      <text:p text:style-name="Standard">2: Freigeben Platz für Packet</text:p>
      <text:p text:style-name="Standard">3: Setze Checksumme für Packet <text:s/>PD0+PD1 (Aufsummierte Packetdaten + 1)</text:p>
      <text:p text:style-name="Standard">4: Frage Status Übertragung:</text:p>
      <text:p text:style-name="Standard"><text:s text:c="4"/>Status in PD1</text:p>
      <text:p text:style-name="Standard"><text:s text:c="8"/>0: Übertragunf komplett, kein Fehler</text:p>
      <text:p text:style-name="Standard"><text:s text:c="8"/>1: Übertragunf komplett, Checksummen Fehler</text:p>
      <text:p text:style-name="Standard"><text:s text:c="8"/>2: Übertragunf nicht komplett</text:p>
      <text:p text:style-name="Standard"/>
      <text:p text:style-name="Standard"><text:span text:style-name="Absatz-Standardschriftart"><text:span text:style-name="T1">Acknowlege: 0III.NNNN</text:span></text:span></text:p>
      <text:p text:style-name="Standard"/>
      <text:p text:style-name="Standard">NNNN <text:s text:c="2"/>= Acknowlege</text:p>
      <text:p text:style-name="Standard">0: ACK</text:p>
      <text:p text:style-name="Standard">1: NACK -&gt; Nochmals senden</text:p>
      <text:p text:style-name="Standard">2: NACK -&gt; Package Index nicht ok</text:p>
      <text:p text:style-name="Standard">3: NACK -&gt; Package Daten Index nicht ok</text:p>
      <text:p text:style-name="Standard">4..15: frei</text:p>
      <text:p text:style-name="Standard"/>
      <text:p text:style-name="Standard"/>
      <text:p text:style-name="P11"/>
      <text:p text:style-name="Standard"/>
      <text:p text:style-name="Standard">I2C Spezial Kommandos, nur für Master/Slave nicht für Multi Master:</text:p>
      <text:p text:style-name="Standard"/>
      <text:p text:style-name="Standard"/>
      <text:p text:style-name="Standard">Anfrage Slave, Datentransfer</text:p>
      <text:p text:style-name="Standard">=&gt;0001.0000: CS CN CN</text:p>
      <text:p text:style-name="Standard">&lt;=0001.0000: CS CN CN</text:p>
      <text:p text:style-name="Standard"/>
      <text:p text:style-name="Standard">CNCN: Länge der nächsten Übertragung. Es können auch mehrer BN-Nachrichten auf einmal übertragen werden.</text:p>
      <text:p text:style-name="Standard">0 = keine Daten vorhanden</text:p>
      <text:p text:style-name="Standard"/>
      <text:p text:style-name="Standard">2Byte Sync: 000C.CCCC BSSS.RTTT</text:p>
      <text:p text:style-name="P2">CCCCC = Data-Count, 0..64</text:p>
      <text:p text:style-name="P2">B = Bussy</text:p>
      <text:p text:style-name="P2">SSS = Checksumme: DataCntTx + Bussy + MsgCntTx + ChecksumOffset + 1</text:p>
      <text:p text:style-name="Standard">R = Request reduced transmission</text:p>
      <text:p text:style-name="Standard">TTT = Message Counter</text:p>
      <text:p text:style-name="Standard"/>
      <text:p text:style-name="Standard">1..64 Byte BN-Daten: siehe oben</text:p>
      <text:p text:style-name="Standard"/>
      <text:p text:style-name="P2">1Byte Ack: 'F'=Fail; 'A' = Ack</text:p>
      <text:p text:style-name="P12"/>
      <text:p text:style-name="Standard">Links</text:p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9"/>
          </table:table-cell>
          <table:table-cell table:style-name="Tabelle3.A1" table:number-columns-spanned="2" office:value-type="string">
            <text:p text:style-name="P9">Initial/Reset</text:p>
          </table:table-cell>
          <table:covered-table-cell/>
          <table:table-cell table:style-name="Tabelle3.A1" table:number-columns-spanned="2" office:value-type="string">
            <text:p text:style-name="P9">Runtime</text:p>
          </table:table-cell>
          <table:covered-table-cell/>
        </table:table-row>
        <table:table-row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9">IsInit</text:p>
          </table:table-cell>
          <table:table-cell table:style-name="Tabelle3.A1" office:value-type="string">
            <text:p text:style-name="P9">IsOnline</text:p>
          </table:table-cell>
          <table:table-cell table:style-name="Tabelle3.A1" office:value-type="string">
            <text:p text:style-name="P9">IsInit</text:p>
          </table:table-cell>
          <table:table-cell table:style-name="Tabelle3.A1" office:value-type="string">
            <text:p text:style-name="P9">IsOnline</text:p>
          </table:table-cell>
        </table:table-row>
        <table:table-row>
          <table:table-cell table:style-name="Tabelle3.A1" office:value-type="string">
            <text:p text:style-name="P9">Bas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False</text:p>
          </table:table-cell>
        </table:table-row>
        <table:table-row>
          <table:table-cell table:style-name="Tabelle3.A1" office:value-type="string">
            <text:p text:style-name="P9">Comport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True</text:p>
          </table:table-cell>
        </table:table-row>
        <table:table-row>
          <table:table-cell table:style-name="Tabelle3.A1" office:value-type="string">
            <text:p text:style-name="P9">Botcom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True</text:p>
          </table:table-cell>
        </table:table-row>
        <table:table-row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9"/>
          </table:table-cell>
        </table:table-row>
        <table:table-row>
          <table:table-cell table:style-name="Tabelle3.A1" office:value-type="string">
            <text:p text:style-name="P9">I2C UL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OnSync(Pos.): True</text:p>
            <text:p text:style-name="P9">100ms kein Sync: False</text:p>
          </table:table-cell>
        </table:table-row>
        <table:table-row>
          <table:table-cell table:style-name="Tabelle3.A1" office:value-type="string">
            <text:p text:style-name="P9">I2C DL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True</text:p>
          </table:table-cell>
          <table:table-cell table:style-name="Tabelle3.A1" office:value-type="string">
            <text:p text:style-name="P10">OnSync(Pos.): True</text:p>
            <text:p text:style-name="P10">OnSync(Neg.): False</text:p>
          </table:table-cell>
        </table:table-row>
        <table:table-row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9">nRf905 UL</text:p>
          </table:table-cell>
          <table:table-cell table:style-name="Tabelle3.A1" office:value-type="string">
            <text:p text:style-name="P10">HwInit(Pos.): True</text:p>
            <text:p text:style-name="P10">HwInit(Neg.): Fals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Wie Initial</text:p>
          </table:table-cell>
          <table:table-cell table:style-name="Tabelle3.A1" office:value-type="string">
            <text:p text:style-name="P9">OnSync(Pos.): True</text:p>
            <text:p text:style-name="Standard"><text:span text:style-name="Absatz-Standardschriftart"><text:span text:style-name="T4">100ms kein Sync: False</text:span></text:span></text:p>
          </table:table-cell>
        </table:table-row>
        <table:table-row>
          <table:table-cell table:style-name="Tabelle3.A1" office:value-type="string">
            <text:p text:style-name="P9">nRf905 DL</text:p>
          </table:table-cell>
          <table:table-cell table:style-name="Tabelle3.A1" office:value-type="string">
            <text:p text:style-name="P10">HwInit(Pos.): True</text:p>
            <text:p text:style-name="P10">HwInit(Neg.): False</text:p>
          </table:table-cell>
          <table:table-cell table:style-name="Tabelle3.A1" office:value-type="string">
            <text:p text:style-name="P9">False</text:p>
          </table:table-cell>
          <table:table-cell table:style-name="Tabelle3.A1" office:value-type="string">
            <text:p text:style-name="P9">Wie Initial</text:p>
          </table:table-cell>
          <table:table-cell table:style-name="Tabelle3.A1" office:value-type="string">
            <text:p text:style-name="P10">OnSync(Pos.): True</text:p>
            <text:p text:style-name="P10">OnSync(10 x Neg.): False</text:p>
          </table:table-cell>
        </table:table-row>
        <table:table-row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0"/>
          </table:table-cell>
        </table:table-row>
        <table:table-row>
          <table:table-cell table:style-name="Tabelle3.A1" office:value-type="string">
            <text:p text:style-name="P9">nRf905Net UL</text:p>
          </table:table-cell>
          <table:table-cell table:style-name="Tabelle3.A1" office:value-type="string">
            <text:p text:style-name="P9">Wie nRf905</text:p>
          </table:table-cell>
          <table:table-cell table:style-name="Tabelle3.A1" office:value-type="string">
            <text:p text:style-name="P9">Wie nRf905</text:p>
          </table:table-cell>
          <table:table-cell table:style-name="Tabelle3.A1" office:value-type="string">
            <text:p text:style-name="P9">Wie nRf905</text:p>
          </table:table-cell>
          <table:table-cell table:style-name="Tabelle3.A1" office:value-type="string">
            <text:p text:style-name="P10">OnSessionStart: True; nRf905.IsOnline True<text:line-break/>OnSessionStop: False; nRf905.IsOnline False</text:p>
            <text:p text:style-name="P10"/>
            <text:p text:style-name="P10">If (IsOnline) &amp;&amp;</text:p>
            <text:p text:style-name="P10">(!nRf905.IsOnline) OnSessionStop</text:p>
            <text:p text:style-name="P10"/>
          </table:table-cell>
        </table:table-row>
        <table:table-row>
          <table:table-cell table:style-name="Tabelle3.A1" office:value-type="string">
            <text:p text:style-name="P9">nRf905Net DL</text:p>
          </table:table-cell>
          <table:table-cell table:style-name="Tabelle3.A1" office:value-type="string">
            <text:p text:style-name="P9">Wie nRf905</text:p>
          </table:table-cell>
          <table:table-cell table:style-name="Tabelle3.A1" office:value-type="string">
            <text:p text:style-name="P9">Wie nRf905</text:p>
          </table:table-cell>
          <table:table-cell table:style-name="Tabelle3.A1" office:value-type="string">
            <text:p text:style-name="P9">Wie nRf905</text:p>
          </table:table-cell>
          <table:table-cell table:style-name="Tabelle3.A1" office:value-type="string">
            <text:p text:style-name="P10">OnSessionStart: True; nRf905.IsOnline True</text:p>
            <text:p text:style-name="P10">OnSessionStop: False;</text:p>
            <text:p text:style-name="P10">nRf905.IsOnline False</text:p>
            <text:p text:style-name="P10"/>
            <text:p text:style-name="P10">If (IsOnline) &amp;&amp;</text:p>
            <text:p text:style-name="P10">(!nRf905.IsOnline) OnSessionStop</text:p>
          </table:table-cell>
        </table:table-row>
      </table:table>
      <text:p text:style-name="P2"><text:s text:c="49"/></text:p>
      <text:p text:style-name="P2"/>
      <text:p text:style-name="Standard">Bei „Not IsOnline“ werden die Nachrichten nicht an den Links weitergeleitet und verworf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Standard">Session Start:</text:p>
      <text:p text:style-name="Standard"/>
      <text:p text:style-name="Standard"/>
      <text:p text:style-name="Standard"><draw:custom-shape text:anchor-type="paragraph" draw:z-index="12" draw:name="Rechteck 3" draw:style-name="gr18" draw:text-style-name="P22" svg:width="2.349cm" svg:height="0.884cm" svg:x="6.338cm" svg:y="0.012cm"><text:p text:style-name="P21"><text:span text:style-name="T7">Slave</text:span></text:p><draw:enhanced-geometry svg:viewBox="0 0 21600 21600" draw:type="non-primitive" draw:enhanced-path="M 0 0 L 21600 0 21600 21600 0 21600 Z N"/></draw:custom-shape></text:p>
      <text:p text:style-name="Standard"/>
      <text:p text:style-name="Standard"/>
      <text:p text:style-name="Standard"><draw:custom-shape text:anchor-type="paragraph" draw:z-index="17" draw:name="Rechteck 8" draw:style-name="gr20" draw:text-style-name="P22" svg:width="1.341cm" svg:height="1.221cm" svg:x="12.264cm" svg:y="0.092cm"><text:p text:style-name="P21"><text:span text:style-name="T8">Empfangs</text:span></text:p><text:p text:style-name="P21"><text:span text:style-name="T8">bereit</text:span></text:p><draw:enhanced-geometry svg:viewBox="0 0 21600 21600" draw:type="non-primitive" draw:enhanced-path="M 0 0 L 21600 0 21600 21600 0 21600 Z N"/></draw:custom-shape><draw:custom-shape text:anchor-type="paragraph" draw:z-index="16" draw:name="Rechteck 7" draw:style-name="gr20" draw:text-style-name="P22" svg:width="1.341cm" svg:height="1.221cm" svg:x="10.312cm" svg:y="0.101cm"><text:p text:style-name="P21"><text:span text:style-name="T8">Set</text:span></text:p><text:p text:style-name="P21"><text:span text:style-name="T8">Cfg</text:span></text:p><draw:enhanced-geometry svg:viewBox="0 0 21600 21600" draw:type="non-primitive" draw:enhanced-path="M 0 0 L 21600 0 21600 21600 0 21600 Z N"/></draw:custom-shape><draw:custom-shape text:anchor-type="paragraph" draw:z-index="14" draw:name="Rechteck 5" draw:style-name="gr19" draw:text-style-name="P22" svg:width="1.341cm" svg:height="1.221cm" svg:x="4.981cm" svg:y="0.056cm"><text:p text:style-name="P21"><text:span text:style-name="T8">Ping</text:span></text:p><text:p text:style-name="P21"><text:span text:style-name="T8">Done</text:span></text:p><draw:enhanced-geometry svg:viewBox="0 0 21600 21600" draw:type="non-primitive" draw:enhanced-path="M 0 0 L 21600 0 21600 21600 0 21600 Z N"/></draw:custom-shape><draw:custom-shape text:anchor-type="paragraph" draw:z-index="13" draw:name="Rechteck 4" draw:style-name="gr19" draw:text-style-name="P22" svg:width="1.031cm" svg:height="1.25cm" svg:x="3.477cm" svg:y="0.026cm"><text:p text:style-name="P21"><text:span text:style-name="T8">Ping</text:span></text:p><draw:enhanced-geometry svg:viewBox="0 0 21600 21600" draw:type="non-primitive" draw:enhanced-path="M 0 0 L 21600 0 21600 21600 0 21600 Z N"/></draw:custom-shape><draw:custom-shape text:anchor-type="paragraph" draw:z-index="15" draw:name="Rechteck 6" draw:style-name="gr20" draw:text-style-name="P22" svg:width="1.341cm" svg:height="1.221cm" svg:x="6.922cm" svg:y="0.058cm"><text:p text:style-name="P21"><text:span text:style-name="T8">Empfangs</text:span></text:p><text:p text:style-name="P21"><text:span text:style-name="T8">bereit</text:span></text:p><draw:enhanced-geometry svg:viewBox="0 0 21600 21600" draw:type="non-primitive" draw:enhanced-path="M 0 0 L 21600 0 21600 21600 0 21600 Z N"/></draw:custom-shape><draw:custom-shape text:anchor-type="paragraph" draw:z-index="31" draw:name="Rechteck 1" draw:style-name="gr19" draw:text-style-name="P22" svg:width="0.957cm" svg:height="1.221cm" svg:x="0.155cm" svg:y="0.016cm"><text:p text:style-name="P21"><text:span text:style-name="T8">Status</text:span></text:p><draw:enhanced-geometry svg:viewBox="0 0 21600 21600" draw:type="non-primitive" draw:enhanced-path="M 0 0 L 21600 0 21600 21600 0 21600 Z N"/></draw:custom-shape><draw:custom-shape text:anchor-type="paragraph" draw:z-index="18" draw:name="Rechteck 9" draw:style-name="gr20" draw:text-style-name="P22" svg:width="1.341cm" svg:height="1.221cm" svg:x="15.33cm" svg:y="0.095cm"><text:p text:style-name="P21"><text:span text:style-name="T8">Sync</text:span></text:p><draw:enhanced-geometry svg:viewBox="0 0 21600 21600" draw:type="non-primitive" draw:enhanced-path="M 0 0 L 21600 0 21600 21600 0 21600 Z N"/></draw:custom-shape></text:p>
      <text:p text:style-name="Standard"/>
      <text:p text:style-name="Standard"><draw:connector text:anchor-type="paragraph" draw:z-index="30" draw:name="Verbinder: gekrümmt 84" draw:style-name="gr32" draw:type="curve" svg:x1="12.913cm" svg:y1="4.461cm" svg:x2="15.355cm" svg:y2="0.318cm" svg:d="M12913 4461c0-3106 2442-1036 2442-4143"><text:p/></draw:connector><draw:connector text:anchor-type="paragraph" draw:z-index="27" draw:name="Verbinder: gekrümmt 71" draw:style-name="gr31" draw:type="curve" svg:x1="6.757cm" svg:y1="4.429cm" svg:x2="10.291cm" svg:y2="0.333cm" svg:d="M6757 4429c0-3071 3534-1025 3534-4096"><text:p/></draw:connector><draw:connector text:anchor-type="paragraph" draw:z-index="26" draw:name="Verbinder: gekrümmt 70" draw:style-name="gr30" draw:type="curve" svg:x1="4.479cm" svg:y1="0.307cm" svg:x2="1.69cm" svg:y2="4.392cm" svg:d="M4479 307c0 3064-2789 1021-2789 4085"><text:p/></draw:connector><draw:connector text:anchor-type="paragraph" draw:z-index="32" draw:name="Gerade Verbindung mit Pfeil 2" draw:style-name="gr33" draw:type="line" svg:x1="-0.172cm" svg:y1="0.263cm" svg:x2="17.048cm" svg:y2="0.358cm" svg:d="M-173 263l17221 95"><text:p/></draw:connector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1" draw:name="Rechteck 31" draw:style-name="gr18" draw:text-style-name="P22" svg:width="2.349cm" svg:height="0.884cm" svg:x="6.338cm" svg:y="0.012cm"><text:p text:style-name="P21"><text:span text:style-name="T7">Master</text:span></text:p><draw:enhanced-geometry svg:viewBox="0 0 21600 21600" draw:type="non-primitive" draw:enhanced-path="M 0 0 L 21600 0 21600 21600 0 21600 Z N"/></draw:custom-shape></text:p>
      <text:p text:style-name="Standard"/>
      <text:p text:style-name="Standard"/>
      <text:p text:style-name="Standard"><draw:custom-shape text:anchor-type="paragraph" draw:z-index="25" draw:name="Rechteck 48" draw:style-name="gr20" draw:text-style-name="P22" svg:width="1.341cm" svg:height="1.221cm" svg:x="11.569cm" svg:y="0.078cm"><text:p text:style-name="P21"><text:span text:style-name="T8">Start Send</text:span></text:p><text:p text:style-name="P21"><text:span text:style-name="T8">Sync</text:span></text:p><draw:enhanced-geometry svg:viewBox="0 0 21600 21600" draw:type="non-primitive" draw:enhanced-path="M 0 0 L 21600 0 21600 21600 0 21600 Z N"/></draw:custom-shape><draw:custom-shape text:anchor-type="paragraph" draw:z-index="29" draw:name="Rechteck 78" draw:style-name="gr20" draw:text-style-name="P22" svg:width="1.341cm" svg:height="1.221cm" svg:x="9.368cm" svg:y="0.074cm"><text:p text:style-name="P21"><text:span text:style-name="T8">5ms warten</text:span></text:p><draw:enhanced-geometry svg:viewBox="0 0 21600 21600" draw:type="non-primitive" draw:enhanced-path="M 0 0 L 21600 0 21600 21600 0 21600 Z N"/></draw:custom-shape><draw:custom-shape text:anchor-type="paragraph" draw:z-index="28" draw:name="Rechteck 77" draw:style-name="gr20" draw:text-style-name="P22" svg:width="1.341cm" svg:height="1.221cm" svg:x="7.586cm" svg:y="0.034cm"><text:p text:style-name="P21"><text:span text:style-name="T8">Set</text:span></text:p><text:p text:style-name="P21"><text:span text:style-name="T8">Online</text:span></text:p><draw:enhanced-geometry svg:viewBox="0 0 21600 21600" draw:type="non-primitive" draw:enhanced-path="M 0 0 L 21600 0 21600 21600 0 21600 Z N"/></draw:custom-shape><draw:custom-shape text:anchor-type="paragraph" draw:z-index="23" draw:name="Rechteck 46" draw:style-name="gr20" draw:text-style-name="P22" svg:width="1.341cm" svg:height="1.221cm" svg:x="3.522cm" svg:y="0.041cm"><text:p text:style-name="P21"><text:span text:style-name="T8">5ms warten</text:span></text:p><draw:enhanced-geometry svg:viewBox="0 0 21600 21600" draw:type="non-primitive" draw:enhanced-path="M 0 0 L 21600 0 21600 21600 0 21600 Z N"/></draw:custom-shape><draw:custom-shape text:anchor-type="paragraph" draw:z-index="22" draw:name="Rechteck 44" draw:style-name="gr19" draw:text-style-name="P22" svg:width="1.341cm" svg:height="1.221cm" svg:x="5.443cm" svg:y="0.056cm"><text:p text:style-name="P21"><text:span text:style-name="T8">Send Session Start</text:span></text:p><draw:enhanced-geometry svg:viewBox="0 0 21600 21600" draw:type="non-primitive" draw:enhanced-path="M 0 0 L 21600 0 21600 21600 0 21600 Z N"/></draw:custom-shape><draw:custom-shape text:anchor-type="paragraph" draw:z-index="24" draw:name="Rechteck 43" draw:style-name="gr20" draw:text-style-name="P22" svg:width="1.341cm" svg:height="1.221cm" svg:x="1.716cm" svg:y="0.051cm"><text:p text:style-name="P21"><text:span text:style-name="T8">Set</text:span></text:p><text:p text:style-name="P21"><text:span text:style-name="T8">Cfg</text:span></text:p><draw:enhanced-geometry svg:viewBox="0 0 21600 21600" draw:type="non-primitive" draw:enhanced-path="M 0 0 L 21600 0 21600 21600 0 21600 Z N"/></draw:custom-shape></text:p>
      <text:p text:style-name="Standard"/>
      <text:p text:style-name="Standard"><draw:connector text:anchor-type="paragraph" draw:z-index="20" draw:name="Gerade Verbindung mit Pfeil 49" draw:style-name="gr29" draw:type="line" svg:x1="-0.172cm" svg:y1="0.263cm" svg:x2="17.048cm" svg:y2="0.358cm" svg:d="M-173 263l17221 95"><text:p/></draw:connector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Standard"><draw:g text:anchor-type="as-char" svg:y="0cm" draw:z-index="11" draw:name="Zeichenbereich 41" draw:style-name="gr1"><draw:custom-shape draw:name="Rechteck 42" draw:style-name="gr2" draw:text-style-name="P17" svg:width="2.474cm" svg:height="0.66cm" svg:x="0.457cm" svg:y="0cm"><text:p text:style-name="P16"><text:span text:style-name="T5">Botnet</text:span></text:p><draw:enhanced-geometry svg:viewBox="0 0 21600 21600" draw:type="non-primitive" draw:enhanced-path="M 0 0 L 21600 0 21600 21600 0 21600 Z N"/></draw:custom-shape><draw:custom-shape draw:name="Rechteck 43" draw:style-name="gr2" draw:text-style-name="P17" svg:width="2.474cm" svg:height="1.611cm" svg:x="0.457cm" svg:y="0.663cm"><text:p text:style-name="P18"><text:span text:style-name="T5">mcAdr</text:span></text:p><text:p text:style-name="P18"><text:span text:style-name="T5">mcDeviceID</text:span></text:p><text:p text:style-name="P18"><text:span text:style-name="T5">*Links</text:span></text:p><draw:enhanced-geometry svg:viewBox="0 0 21600 21600" draw:type="non-primitive" draw:enhanced-path="M 0 0 L 21600 0 21600 21600 0 21600 Z N"/></draw:custom-shape><draw:custom-shape draw:name="Rechteck 44" draw:style-name="gr2" draw:text-style-name="P17" svg:width="2.474cm" svg:height="0.66cm" svg:x="12.518cm" svg:y="1.55cm"><text:p text:style-name="P19"><text:span text:style-name="T5">ComNode</text:span></text:p><draw:enhanced-geometry svg:viewBox="0 0 21600 21600" draw:type="non-primitive" draw:enhanced-path="M 0 0 L 21600 0 21600 21600 0 21600 Z N"/></draw:custom-shape><draw:custom-shape draw:name="Rechteck 45" draw:style-name="gr2" draw:text-style-name="P17" svg:width="2.474cm" svg:height="1.609cm" svg:x="12.518cm" svg:y="2.214cm"><text:p text:style-name="P20"><text:span text:style-name="T5">u16 mAdr</text:span></text:p><text:p text:style-name="P20"><text:span text:style-name="T5">enStatus</text:span></text:p><draw:enhanced-geometry svg:viewBox="0 0 21600 21600" draw:type="non-primitive" draw:enhanced-path="M 0 0 L 21600 0 21600 21600 0 21600 Z N"/></draw:custom-shape><draw:custom-shape draw:name="Rechteck 46" draw:style-name="gr3" draw:text-style-name="P17" svg:width="2.601cm" svg:height="1.676cm" svg:x="15.813cm" svg:y="1.268cm"><text:p text:style-name="P20"><text:span text:style-name="T5">Aktuell verwendete HW Adresse/Index</text:span></text:p><draw:enhanced-geometry svg:viewBox="0 0 21600 21600" draw:type="non-primitive" draw:enhanced-path="M 0 0 L 21600 0 21600 21600 0 21600 Z N"/></draw:custom-shape><draw:connector draw:name="Gerader Verbinder 47" draw:style-name="gr4" draw:type="line" svg:x1="14.224cm" svg:y1="2.79cm" svg:x2="15.813cm" svg:y2="2.108cm" svg:d="M14224 2790l1589-682"><text:p/></draw:connector><draw:custom-shape draw:name="Rechteck 48" draw:style-name="gr2" draw:text-style-name="P17" svg:width="3.887cm" svg:height="0.659cm" svg:x="12.635cm" svg:y="5.325cm"><text:p text:style-name="P19"><text:span text:style-name="T5">cComNodeUsartSlave</text:span></text:p><draw:enhanced-geometry svg:viewBox="0 0 21600 21600" draw:type="non-primitive" draw:enhanced-path="M 0 0 L 21600 0 21600 21600 0 21600 Z N"/></draw:custom-shape><draw:custom-shape draw:name="Rechteck 49" draw:style-name="gr5" draw:text-style-name="P17" svg:width="3.887cm" svg:height="1.609cm" svg:x="12.635cm" svg:y="5.983cm"><text:p/><draw:enhanced-geometry svg:viewBox="0 0 21600 21600" draw:type="non-primitive" draw:enhanced-path="M 0 0 L 21600 0 21600 21600 0 21600 Z N"/></draw:custom-shape><draw:connector draw:name="Gerader Verbinder 50" draw:style-name="gr4" draw:type="line" svg:x1="13.755cm" svg:y1="3.822cm" svg:x2="14.577cm" svg:y2="5.325cm" svg:d="M13755 3822l822 1503"><text:p/></draw:connector><draw:custom-shape draw:name="Rechteck 51" draw:style-name="gr2" draw:text-style-name="P17" svg:width="3.887cm" svg:height="0.655cm" svg:x="11.455cm" svg:y="9.342cm"><text:p text:style-name="P19"><text:span text:style-name="T5">cUsartMpHd</text:span></text:p><draw:enhanced-geometry svg:viewBox="0 0 21600 21600" draw:type="non-primitive" draw:enhanced-path="M 0 0 L 21600 0 21600 21600 0 21600 Z N"/></draw:custom-shape><draw:custom-shape draw:name="Rechteck 52" draw:style-name="gr2" draw:text-style-name="P17" svg:width="3.887cm" svg:height="1.608cm" svg:x="11.455cm" svg:y="9.999cm"><text:p text:style-name="P20"><text:span text:style-name="T5">u8 muiAdr</text:span></text:p><draw:enhanced-geometry svg:viewBox="0 0 21600 21600" draw:type="non-primitive" draw:enhanced-path="M 0 0 L 21600 0 21600 21600 0 21600 Z N"/></draw:custom-shape><draw:custom-shape draw:name="Rechteck 54" draw:style-name="gr6" draw:text-style-name="P17" svg:width="2.601cm" svg:height="1.676cm" svg:x="15.813cm" svg:y="9.342cm"><text:p text:style-name="P20"><text:span text:style-name="T5">Aktuell ver-wendete HW Adresse</text:span></text:p><draw:enhanced-geometry svg:viewBox="0 0 21600 21600" draw:type="non-primitive" draw:enhanced-path="M 0 0 L 21600 0 21600 21600 0 21600 Z N"/></draw:custom-shape><draw:connector draw:name="Gerader Verbinder 55" draw:style-name="gr4" draw:type="line" svg:x1="13.317cm" svg:y1="10.83cm" svg:x2="15.813cm" svg:y2="10.179cm" svg:d="M13317 10830l2496-651"><text:p/></draw:connector><draw:custom-shape draw:name="Rechteck 56" draw:style-name="gr2" draw:text-style-name="P17" svg:width="3.887cm" svg:height="0.653cm" svg:x="11.455cm" svg:y="12.633cm"><text:p text:style-name="P19"><text:span text:style-name="T5">cUsartMpHdSlave</text:span></text:p><draw:enhanced-geometry svg:viewBox="0 0 21600 21600" draw:type="non-primitive" draw:enhanced-path="M 0 0 L 21600 0 21600 21600 0 21600 Z N"/></draw:custom-shape><draw:custom-shape draw:name="Rechteck 57" draw:style-name="gr2" draw:text-style-name="P17" svg:width="3.887cm" svg:height="1.604cm" svg:x="11.455cm" svg:y="13.291cm"><text:p text:style-name="P20"><text:span text:style-name="T5"><text:s text:c="2"/></text:span><text:span text:style-name="T5">*ComNode</text:span></text:p><draw:enhanced-geometry svg:viewBox="0 0 21600 21600" draw:type="non-primitive" draw:enhanced-path="M 0 0 L 21600 0 21600 21600 0 21600 Z N"/></draw:custom-shape><draw:connector draw:name="Gerader Verbinder 58" draw:style-name="gr4" draw:type="line" svg:x1="11.86cm" svg:y1="14.122cm" svg:x2="10.469cm" svg:y2="13.257cm" svg:d="M11860 14122l-1391-865"><text:p/></draw:connector><draw:connector draw:name="Gerader Verbinder 59" draw:style-name="gr4" draw:type="line" svg:x1="10.469cm" svg:y1="13.256cm" svg:x2="10.448cm" svg:y2="4.623cm" svg:d="M10469 13256l-21-8633"><text:p/></draw:connector><draw:connector draw:name="Gerade Verbindung mit Pfeil 60" draw:style-name="gr7" draw:type="line" svg:x1="10.425cm" svg:y1="4.667cm" svg:x2="12.518cm" svg:y2="3.018cm" svg:d="M10425 4667l2093-1649"><text:p/></draw:connector><draw:custom-shape draw:name="Rechteck 61" draw:style-name="gr2" draw:text-style-name="P17" svg:width="3.887cm" svg:height="0.653cm" svg:x="4.099cm" svg:y="3.709cm"><text:p text:style-name="P19"><text:span text:style-name="T5">cBnLinkBase</text:span></text:p><draw:enhanced-geometry svg:viewBox="0 0 21600 21600" draw:type="non-primitive" draw:enhanced-path="M 0 0 L 21600 0 21600 21600 0 21600 Z N"/></draw:custom-shape><draw:custom-shape draw:name="Rechteck 62" draw:style-name="gr2" draw:text-style-name="P17" svg:width="3.887cm" svg:height="2.509cm" svg:x="4.099cm" svg:y="4.367cm"><text:p text:style-name="P20"><text:span text:style-name="T5">mcAdr</text:span></text:p><text:p text:style-name="P20"><text:span text:style-name="T5">RxComBuf,TxComBuf</text:span></text:p><text:p text:style-name="P20"><text:span text:style-name="T5">MsgCntTx, MsgCntRx, MsgCntRxLast</text:span></text:p><text:p text:style-name="P20"><text:span text:style-name="T5">Type</text:span></text:p><draw:enhanced-geometry svg:viewBox="0 0 21600 21600" draw:type="non-primitive" draw:enhanced-path="M 0 0 L 21600 0 21600 21600 0 21600 Z N"/></draw:custom-shape><draw:connector draw:name="Gerade Verbindung mit Pfeil 63" draw:style-name="gr8" draw:type="line" svg:x1="6.041cm" svg:y1="3.709cm" svg:x2="12.518cm" svg:y2="1.88cm" svg:d="M6041 3709l6477-1829"><text:p/></draw:connector><draw:custom-shape draw:name="Rechteck 64" draw:style-name="gr9" draw:text-style-name="P17" svg:width="3.689cm" svg:height="1.676cm" svg:x="0cm" svg:y="3.51cm"><text:p text:style-name="P20"><text:span text:style-name="T6">Bn-Adress</text:span></text:p><text:p text:style-name="P20"><text:span text:style-name="T6">Slave =&gt; BnAdr</text:span></text:p><text:p text:style-name="P20"><text:span text:style-name="T6">Master =&gt; BnSlaveAdr</text:span></text:p><draw:enhanced-geometry svg:viewBox="0 0 21600 21600" draw:type="non-primitive" draw:enhanced-path="M 0 0 L 21600 0 21600 21600 0 21600 Z N"/></draw:custom-shape><draw:connector draw:name="Gerader Verbinder 65" draw:style-name="gr4" draw:type="line" svg:x1="3.688cm" svg:y1="4.348cm" svg:x2="4.44cm" svg:y2="4.623cm" svg:d="M3688 4348l752 275"><text:p/></draw:connector><draw:custom-shape draw:name="Rechteck 66" draw:style-name="gr2" draw:text-style-name="P17" svg:width="3.887cm" svg:height="0.653cm" svg:x="5.756cm" svg:y="8.281cm"><text:p text:style-name="P19"><text:span text:style-name="T5">cBnSyncedLink</text:span></text:p><draw:enhanced-geometry svg:viewBox="0 0 21600 21600" draw:type="non-primitive" draw:enhanced-path="M 0 0 L 21600 0 21600 21600 0 21600 Z N"/></draw:custom-shape><draw:custom-shape draw:name="Rechteck 67" draw:style-name="gr2" draw:text-style-name="P17" svg:width="3.887cm" svg:height="2.507cm" svg:x="5.756cm" svg:y="8.938cm"><text:p text:style-name="P20"><text:span text:style-name="T5">mu16NoSyncCounter</text:span></text:p><text:p text:style-name="P20"><text:span text:style-name="T5">mu16NoSyncTimeout</text:span></text:p><text:p text:style-name="P20"><text:span text:style-name="T5">mu16OfflineCounter</text:span></text:p><text:p text:style-name="P20"><text:span text:style-name="T5">mu16ResetComCounter</text:span></text:p><draw:enhanced-geometry svg:viewBox="0 0 21600 21600" draw:type="non-primitive" draw:enhanced-path="M 0 0 L 21600 0 21600 21600 0 21600 Z N"/></draw:custom-shape><draw:connector draw:name="Gerade Verbindung mit Pfeil 68" draw:style-name="gr10" draw:type="line" svg:x1="6.041cm" svg:y1="6.876cm" svg:x2="7.699cm" svg:y2="8.281cm" svg:d="M6041 6876l1658 1405"><text:p/></draw:connector><draw:custom-shape draw:name="Rechteck 69" draw:style-name="gr2" draw:text-style-name="P17" svg:width="3.887cm" svg:height="0.653cm" svg:x="5.867cm" svg:y="13.638cm"><text:p text:style-name="P19"><text:span text:style-name="T5">BnComLinkUsartMpHd</text:span></text:p><draw:enhanced-geometry svg:viewBox="0 0 21600 21600" draw:type="non-primitive" draw:enhanced-path="M 0 0 L 21600 0 21600 21600 0 21600 Z N"/></draw:custom-shape><draw:custom-shape draw:name="Rechteck 70" draw:style-name="gr5" draw:text-style-name="P17" svg:width="3.887cm" svg:height="1.297cm" svg:x="5.867cm" svg:y="14.295cm"><text:p/><draw:enhanced-geometry svg:viewBox="0 0 21600 21600" draw:type="non-primitive" draw:enhanced-path="M 0 0 L 21600 0 21600 21600 0 21600 Z N"/></draw:custom-shape><draw:connector draw:name="Gerade Verbindung mit Pfeil 71" draw:style-name="gr11" draw:type="line" svg:x1="7.699cm" svg:y1="11.446cm" svg:x2="7.811cm" svg:y2="13.638cm" svg:d="M7699 11446l112 2192"><text:p/></draw:connector><draw:custom-shape draw:name="Rechteck 72" draw:style-name="gr2" draw:text-style-name="P17" svg:width="3.887cm" svg:height="0.653cm" svg:x="5.867cm" svg:y="16.267cm"><text:p text:style-name="P19"><text:span text:style-name="T5">BnComLinkUsartMpHd</text:span></text:p><draw:enhanced-geometry svg:viewBox="0 0 21600 21600" draw:type="non-primitive" draw:enhanced-path="M 0 0 L 21600 0 21600 21600 0 21600 Z N"/></draw:custom-shape><draw:custom-shape draw:name="Rechteck 73" draw:style-name="gr5" draw:text-style-name="P17" svg:width="3.887cm" svg:height="1.297cm" svg:x="5.867cm" svg:y="16.923cm"><text:p/><draw:enhanced-geometry svg:viewBox="0 0 21600 21600" draw:type="non-primitive" draw:enhanced-path="M 0 0 L 21600 0 21600 21600 0 21600 Z N"/></draw:custom-shape><draw:connector draw:name="Gerade Verbindung mit Pfeil 74" draw:style-name="gr12" draw:type="line" svg:x1="7.811cm" svg:y1="15.591cm" svg:x2="7.811cm" svg:y2="16.267cm" svg:d="M7811 15591v676"><text:p/></draw:connector><draw:custom-shape draw:name="Rechteck 75" draw:style-name="gr2" draw:text-style-name="P17" svg:width="3.887cm" svg:height="0.653cm" svg:x="0.654cm" svg:y="8.548cm"><text:p text:style-name="P19"><text:span text:style-name="T5">Rf905</text:span></text:p><draw:enhanced-geometry svg:viewBox="0 0 21600 21600" draw:type="non-primitive" draw:enhanced-path="M 0 0 L 21600 0 21600 21600 0 21600 Z N"/></draw:custom-shape><draw:custom-shape draw:name="Rechteck 76" draw:style-name="gr5" draw:text-style-name="P17" svg:width="3.887cm" svg:height="1.297cm" svg:x="0.654cm" svg:y="9.202cm"><text:p/><draw:enhanced-geometry svg:viewBox="0 0 21600 21600" draw:type="non-primitive" draw:enhanced-path="M 0 0 L 21600 0 21600 21600 0 21600 Z N"/></draw:custom-shape><draw:custom-shape draw:name="Rechteck 77" draw:style-name="gr2" draw:text-style-name="P17" svg:width="3.887cm" svg:height="0.653cm" svg:x="0.654cm" svg:y="11.174cm"><text:p text:style-name="P19"><text:span text:style-name="T5">UpL Rf905</text:span></text:p><draw:enhanced-geometry svg:viewBox="0 0 21600 21600" draw:type="non-primitive" draw:enhanced-path="M 0 0 L 21600 0 21600 21600 0 21600 Z N"/></draw:custom-shape><draw:custom-shape draw:name="Rechteck 78" draw:style-name="gr5" draw:text-style-name="P17" svg:width="3.887cm" svg:height="1.297cm" svg:x="0.654cm" svg:y="11.829cm"><text:p/><draw:enhanced-geometry svg:viewBox="0 0 21600 21600" draw:type="non-primitive" draw:enhanced-path="M 0 0 L 21600 0 21600 21600 0 21600 Z N"/></draw:custom-shape><draw:connector draw:name="Gerade Verbindung mit Pfeil 79" draw:style-name="gr13" draw:type="line" svg:x1="2.598cm" svg:y1="10.499cm" svg:x2="2.598cm" svg:y2="11.174cm" svg:d="M2598 10499v675"><text:p/></draw:connector><draw:custom-shape draw:name="Rechteck 80" draw:style-name="gr2" draw:text-style-name="P17" svg:width="3.887cm" svg:height="0.652cm" svg:x="0.854cm" svg:y="15.194cm"><text:p text:style-name="P19"><text:span text:style-name="T5">Rf905Net</text:span></text:p><draw:enhanced-geometry svg:viewBox="0 0 21600 21600" draw:type="non-primitive" draw:enhanced-path="M 0 0 L 21600 0 21600 21600 0 21600 Z N"/></draw:custom-shape><draw:custom-shape draw:name="Rechteck 81" draw:style-name="gr2" draw:text-style-name="P17" svg:width="3.887cm" svg:height="1.295cm" svg:x="0.854cm" svg:y="15.849cm"><text:p text:style-name="P20"><text:span text:style-name="T5"> </text:span><text:span text:style-name="T5">Rf905*</text:span></text:p><draw:enhanced-geometry svg:viewBox="0 0 21600 21600" draw:type="non-primitive" draw:enhanced-path="M 0 0 L 21600 0 21600 21600 0 21600 Z N"/></draw:custom-shape><draw:custom-shape draw:name="Rechteck 82" draw:style-name="gr2" draw:text-style-name="P17" svg:width="3.887cm" svg:height="0.652cm" svg:x="0.854cm" svg:y="17.822cm"><text:p text:style-name="P19"><text:span text:style-name="T5">cUpLinkRf905Net</text:span></text:p><draw:enhanced-geometry svg:viewBox="0 0 21600 21600" draw:type="non-primitive" draw:enhanced-path="M 0 0 L 21600 0 21600 21600 0 21600 Z N"/></draw:custom-shape><draw:custom-shape draw:name="Rechteck 83" draw:style-name="gr2" draw:text-style-name="P17" svg:width="3.887cm" svg:height="1.295cm" svg:x="0.854cm" svg:y="18.477cm"><text:p text:style-name="P20"><text:span text:style-name="T5"> </text:span></text:p><draw:enhanced-geometry svg:viewBox="0 0 21600 21600" draw:type="non-primitive" draw:enhanced-path="M 0 0 L 21600 0 21600 21600 0 21600 Z N"/></draw:custom-shape><draw:connector draw:name="Gerade Verbindung mit Pfeil 84" draw:style-name="gr14" draw:type="line" svg:x1="2.796cm" svg:y1="17.147cm" svg:x2="2.796cm" svg:y2="17.821cm" svg:d="M2796 17147v674"><text:p/></draw:connector><draw:connector draw:name="Gerade Verbindung mit Pfeil 85" draw:style-name="gr15" draw:type="line" svg:x1="6.096cm" svg:y1="11.469cm" svg:x2="4.307cm" svg:y2="15.194cm" svg:d="M6096 11469l-1789 3725"><text:p/></draw:connector><draw:connector draw:name="Gerade Verbindung mit Pfeil 86" draw:style-name="gr16" draw:type="line" svg:x1="5.756cm" svg:y1="8.608cm" svg:x2="4.54cm" svg:y2="8.872cm" svg:d="M5756 8608l-1216 264"><text:p/></draw:connector><draw:connector draw:name="Gerader Verbinder 88" draw:style-name="gr4" draw:type="line" svg:x1="0.132cm" svg:y1="9.174cm" svg:x2="0.088cm" svg:y2="14.848cm" svg:d="M132 9174l-44 5674"><text:p/></draw:connector><draw:connector draw:name="Gerader Verbinder 89" draw:style-name="gr4" draw:type="line" svg:x1="1.236cm" svg:y1="16.351cm" svg:x2="0.132cm" svg:y2="14.871cm" svg:d="M1236 16351l-1104-1480"><text:p/></draw:connector><draw:connector draw:name="Gerade Verbindung mit Pfeil 90" draw:style-name="gr17" draw:type="line" svg:x1="0.132cm" svg:y1="9.239cm" svg:x2="0.654cm" svg:y2="8.872cm" svg:d="M132 9239l522-367"><text:p/></draw:connector></draw:g></text:p>
      <text:p text:style-name="P13"/>
      <text:p text:style-name="Standard"/>
      <text:p text:style-name="Standard"/>
      <text:p text:style-name="Standard"/>
      <text:p text:style-name="Standard"><draw:g text:anchor-type="as-char" svg:y="0cm" draw:z-index="19" draw:name="Zeichenbereich 121" draw:style-name="gr1"><draw:custom-shape draw:name="Raute 122" draw:style-name="gr21" draw:text-style-name="P17" xml:id="id2" draw:id="id2" svg:width="2.606cm" svg:height="2.056cm" svg:x="1.946cm" svg:y="4.041cm"><text:p text:style-name="P21"><text:span text:style-name="T9">Kann gestartet werden ?</text:span></text:p><text:p text:style-name="P21"/><draw:enhanced-geometry svg:viewBox="0 0 21600 21600" draw:path-stretchpoint-x="21600" draw:path-stretchpoint-y="21600" draw:text-areas="?f10 ?f6 ?f12 ?f13" draw:type="non-primitive" draw:enhanced-path="M ?f0 ?f7 L ?f11 ?f2 ?f1 ?f7 ?f11 ?f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custom-shape draw:name="Rechteck 123" draw:style-name="gr2" draw:text-style-name="P17" xml:id="id1" draw:id="id1" svg:width="3.269cm" svg:height="2.077cm" svg:x="0cm" svg:y="0.728cm"><text:p text:style-name="P20"><text:span text:style-name="T5">Wird 1ms abgepollt, ob <text:s/>bei einem Slave StartRequested gesetzt ist.</text:span></text:p><text:p text:style-name="P21"/><draw:enhanced-geometry svg:viewBox="0 0 21600 21600" draw:type="non-primitive" draw:enhanced-path="M 0 0 L 21600 0 21600 21600 0 21600 Z N"/></draw:custom-shape><draw:custom-shape draw:name="Rechteck 124" draw:style-name="gr2" draw:text-style-name="P17" svg:width="3.269cm" svg:height="0.706cm" svg:x="0cm" svg:y="0cm"><text:p text:style-name="P20"><text:span text:style-name="T5">bStartNext</text:span></text:p><text:p text:style-name="P20"><text:span text:style-name="T5">ave StartRequested gesetzt ist.</text:span></text:p><text:p text:style-name="P21"/><draw:enhanced-geometry svg:viewBox="0 0 21600 21600" draw:type="non-primitive" draw:enhanced-path="M 0 0 L 21600 0 21600 21600 0 21600 Z N"/></draw:custom-shape><draw:connector draw:name="Gerade Verbindung mit Pfeil 125" draw:style-name="gr22" draw:type="line" svg:x1="1.633cm" svg:y1="2.805cm" svg:x2="3.247cm" svg:y2="4.041cm" draw:start-shape="id1" draw:start-glue-point="2" draw:end-shape="id2" draw:end-glue-point="0" svg:d="M1633 2805l1614 1236"><text:p/></draw:connector><draw:custom-shape draw:name="Rechteck 126" draw:style-name="gr2" draw:text-style-name="P17" xml:id="id4" draw:id="id4" svg:width="3.267cm" svg:height="2.073cm" svg:x="6.022cm" svg:y="7.28cm"><text:p text:style-name="P21"> </text:p><draw:enhanced-geometry svg:viewBox="0 0 21600 21600" draw:type="non-primitive" draw:enhanced-path="M 0 0 L 21600 0 21600 21600 0 21600 Z N"/></draw:custom-shape><draw:custom-shape draw:name="Rechteck 127" draw:style-name="gr2" draw:text-style-name="P17" xml:id="id3" draw:id="id3" svg:width="3.267cm" svg:height="0.706cm" svg:x="6.022cm" svg:y="6.551cm"><text:p text:style-name="P23"><text:span text:style-name="T5">vComStart</text:span></text:p><text:p text:style-name="P23"><text:span text:style-name="T5">ave StartRequested gesetzt ist.</text:span></text:p><text:p text:style-name="P21"> </text:p><draw:enhanced-geometry svg:viewBox="0 0 21600 21600" draw:type="non-primitive" draw:enhanced-path="M 0 0 L 21600 0 21600 21600 0 21600 Z N"/></draw:custom-shape><draw:connector draw:name="Gerade Verbindung mit Pfeil 128" draw:style-name="gr23" draw:type="line" svg:x1="4.551cm" svg:y1="5.068cm" svg:x2="7.655cm" svg:y2="6.551cm" draw:start-shape="id2" draw:start-glue-point="1" draw:end-shape="id3" draw:end-glue-point="0" svg:d="M4551 5068l3104 1483"><text:p/></draw:connector><draw:custom-shape draw:name="Rechteck 129" draw:style-name="gr24" draw:text-style-name="P17" svg:width="0.817cm" svg:height="0.662cm" svg:x="5.898cm" svg:y="5.189cm"><text:p text:style-name="P20"><text:span text:style-name="T5">Ja</text:span></text:p><draw:enhanced-geometry svg:viewBox="0 0 21600 21600" draw:type="non-primitive" draw:enhanced-path="M 0 0 L 21600 0 21600 21600 0 21600 Z N"/></draw:custom-shape><draw:custom-shape draw:name="Rechteck 130" draw:style-name="gr2" draw:text-style-name="P17" xml:id="id6" draw:id="id6" svg:width="3.267cm" svg:height="2.073cm" svg:x="0.302cm" svg:y="11.476cm"><text:p text:style-name="P21"> </text:p><draw:enhanced-geometry svg:viewBox="0 0 21600 21600" draw:type="non-primitive" draw:enhanced-path="M 0 0 L 21600 0 21600 21600 0 21600 Z N"/></draw:custom-shape><draw:custom-shape draw:name="Rechteck 131" draw:style-name="gr2" draw:text-style-name="P17" xml:id="id5" draw:id="id5" svg:width="3.267cm" svg:height="0.706cm" svg:x="0.302cm" svg:y="10.747cm"><text:p text:style-name="P23"><text:span text:style-name="T5">bStartMsg</text:span></text:p><text:p text:style-name="P23"><text:span text:style-name="T5">ave StartRequested gesetzt ist.</text:span></text:p><text:p text:style-name="P21"> </text:p><draw:enhanced-geometry svg:viewBox="0 0 21600 21600" draw:type="non-primitive" draw:enhanced-path="M 0 0 L 21600 0 21600 21600 0 21600 Z N"/></draw:custom-shape><draw:connector draw:name="Gerade Verbindung mit Pfeil 132" draw:style-name="gr25" draw:type="line" svg:x1="7.655cm" svg:y1="9.352cm" svg:x2="1.935cm" svg:y2="10.747cm" draw:start-shape="id4" draw:start-glue-point="2" draw:end-shape="id5" draw:end-glue-point="0" svg:d="M7655 9352l-5720 1395"><text:p/></draw:connector><draw:custom-shape draw:name="Rechteck 133" draw:style-name="gr2" draw:text-style-name="P17" xml:id="id8" draw:id="id8" svg:width="3.267cm" svg:height="2.073cm" svg:x="1.635cm" svg:y="15.055cm"><text:p text:style-name="P21"> </text:p><draw:enhanced-geometry svg:viewBox="0 0 21600 21600" draw:type="non-primitive" draw:enhanced-path="M 0 0 L 21600 0 21600 21600 0 21600 Z N"/></draw:custom-shape><draw:custom-shape draw:name="Rechteck 134" draw:style-name="gr2" draw:text-style-name="P17" xml:id="id7" draw:id="id7" svg:width="3.267cm" svg:height="0.705cm" svg:x="1.635cm" svg:y="14.326cm"><text:p text:style-name="P24"><text:span text:style-name="T5">vSm</text:span></text:p><text:p text:style-name="P24"><text:span text:style-name="T5">ave StartRequested gesetzt ist.</text:span></text:p><text:p text:style-name="P21"> </text:p><draw:enhanced-geometry svg:viewBox="0 0 21600 21600" draw:type="non-primitive" draw:enhanced-path="M 0 0 L 21600 0 21600 21600 0 21600 Z N"/></draw:custom-shape><draw:connector draw:name="Gerade Verbindung mit Pfeil 135" draw:style-name="gr26" draw:type="line" svg:x1="1.935cm" svg:y1="13.548cm" svg:x2="3.268cm" svg:y2="14.326cm" draw:start-shape="id6" draw:start-glue-point="2" draw:end-shape="id7" draw:end-glue-point="0" svg:d="M1935 13548l1333 778"><text:p/></draw:connector><draw:custom-shape draw:name="Rechteck 136" draw:style-name="gr2" draw:text-style-name="P17" xml:id="id9" draw:id="id9" svg:width="3.267cm" svg:height="2.073cm" svg:x="6.996cm" svg:y="17.24cm"><text:p text:style-name="P21"> </text:p><draw:enhanced-geometry svg:viewBox="0 0 21600 21600" draw:type="non-primitive" draw:enhanced-path="M 0 0 L 21600 0 21600 21600 0 21600 Z N"/></draw:custom-shape><draw:custom-shape draw:name="Rechteck 137" draw:style-name="gr2" draw:text-style-name="P17" svg:width="3.267cm" svg:height="0.705cm" svg:x="6.996cm" svg:y="16.512cm"><text:p text:style-name="P24"><text:span text:style-name="T5">vComDone</text:span></text:p><text:p text:style-name="P24"><text:span text:style-name="T5">ave StartRequested gesetzt ist.</text:span></text:p><text:p text:style-name="P21"> </text:p><draw:enhanced-geometry svg:viewBox="0 0 21600 21600" draw:type="non-primitive" draw:enhanced-path="M 0 0 L 21600 0 21600 21600 0 21600 Z N"/></draw:custom-shape><draw:custom-shape draw:name="Rechteck 138" draw:style-name="gr2" draw:text-style-name="P17" xml:id="id10" draw:id="id10" svg:width="3.267cm" svg:height="2.073cm" svg:x="6.973cm" svg:y="20.664cm"><text:p text:style-name="P21"> </text:p><draw:enhanced-geometry svg:viewBox="0 0 21600 21600" draw:type="non-primitive" draw:enhanced-path="M 0 0 L 21600 0 21600 21600 0 21600 Z N"/></draw:custom-shape><draw:custom-shape draw:name="Rechteck 139" draw:style-name="gr2" draw:text-style-name="P17" svg:width="3.267cm" svg:height="0.705cm" svg:x="6.973cm" svg:y="19.935cm"><text:p text:style-name="P24"><text:span text:style-name="T5">vComError</text:span></text:p><text:p text:style-name="P24"><text:span text:style-name="T5">ave StartRequested gesetzt ist.</text:span></text:p><text:p text:style-name="P21"> </text:p><draw:enhanced-geometry svg:viewBox="0 0 21600 21600" draw:type="non-primitive" draw:enhanced-path="M 0 0 L 21600 0 21600 21600 0 21600 Z N"/></draw:custom-shape><draw:connector draw:name="Gerade Verbindung mit Pfeil 140" draw:style-name="gr27" draw:type="line" svg:x1="4.902cm" svg:y1="16.09cm" svg:x2="6.996cm" svg:y2="18.276cm" draw:start-shape="id8" draw:start-glue-point="1" draw:end-shape="id9" draw:end-glue-point="3" svg:d="M4902 16090l2094 2186"><text:p/></draw:connector><draw:connector draw:name="Gerade Verbindung mit Pfeil 141" draw:style-name="gr28" draw:type="line" svg:x1="3.268cm" svg:y1="17.127cm" svg:x2="6.973cm" svg:y2="21.699cm" draw:start-shape="id8" draw:start-glue-point="2" draw:end-shape="id10" draw:end-glue-point="3" svg:d="M3268 17127l3705 4572"><text:p/></draw:connector></draw:g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dale Sans UI1" svg:font-family="'Andale Sans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draw:marker draw:name="a103" svg:viewBox="0 0 20 30" svg:d="M10 0l-10 30h20z"/>
    <draw:marker draw:name="a109" svg:viewBox="0 0 20 30" svg:d="M10 0l-10 30h20z"/>
    <draw:marker draw:name="a11" svg:viewBox="0 0 20 30" svg:d="M10 0l-10 30h20z"/>
    <draw:marker draw:name="a111" svg:viewBox="0 0 20 30" svg:d="M10 0l-10 30h20z"/>
    <draw:marker draw:name="a13" svg:viewBox="0 0 20 30" svg:d="M10 0l-10 30h20z"/>
    <draw:marker draw:name="a15" svg:viewBox="0 0 20 30" svg:d="M10 0l-10 30h20z"/>
    <draw:marker draw:name="a24" svg:viewBox="0 0 20 30" svg:d="M10 0l-10 30h20z"/>
    <draw:marker draw:name="a45" svg:viewBox="0 0 20 30" svg:d="M10 0l-10 30h20z"/>
    <draw:marker draw:name="a49" svg:viewBox="0 0 20 30" svg:d="M10 0l-10 30h20z"/>
    <draw:marker draw:name="a56" svg:viewBox="0 0 20 30" svg:d="M10 0l-10 30h20z"/>
    <draw:marker draw:name="a60" svg:viewBox="0 0 20 30" svg:d="M10 0l-10 30h20z"/>
    <draw:marker draw:name="a64" svg:viewBox="0 0 20 30" svg:d="M10 0l-10 30h20z"/>
    <draw:marker draw:name="a70" svg:viewBox="0 0 20 30" svg:d="M10 0l-10 30h20z"/>
    <draw:marker draw:name="a76" svg:viewBox="0 0 20 30" svg:d="M10 0l-10 30h20z"/>
    <draw:marker draw:name="a78" svg:viewBox="0 0 20 30" svg:d="M10 0l-10 30h20z"/>
    <draw:marker draw:name="a80" svg:viewBox="0 0 20 30" svg:d="M10 0l-10 30h20z"/>
    <draw:marker draw:name="a84" svg:viewBox="0 0 20 30" svg:d="M10 0l-10 30h20z"/>
    <draw:marker draw:name="a9" svg:viewBox="0 0 20 30" svg:d="M10 0l-10 30h20z"/>
    <draw:marker draw:name="a90" svg:viewBox="0 0 20 30" svg:d="M10 0l-10 30h20z"/>
    <draw:marker draw:name="a94" svg:viewBox="0 0 20 30" svg:d="M10 0l-10 30h20z"/>
    <draw:marker draw:name="a99" svg:viewBox="0 0 20 30" svg:d="M10 0l-10 30h20z"/>
    <draw:stroke-dash draw:name="a30" draw:style="rect" draw:dots1="1" draw:dots1-length="0.106cm" draw:distance="0.106cm"/>
    <draw:stroke-dash draw:name="a38" draw:style="rect" draw:dots1="1" draw:dots1-length="0.106cm" draw:distance="0.106cm"/>
    <draw:stroke-dash draw:name="a51" draw:style="rect" draw:dots1="1" draw:dots1-length="0.106cm" draw:distance="0.106cm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prechblasentext_20_Zchn" style:display-name="Sprechblasentext Zchn" style:family="text" style:parent-style-name="Absatz-Standardschriftart">
      <style:text-properties style:font-name="Segoe UI" fo:font-size="9pt" style:font-size-asian="9pt" style:font-name-complex="Segoe UI" style:font-size-complex="9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name-complex="Arial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254cm" fo:padding-right="0.254cm" fo:padding-top="0cm" fo:padding-bottom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draw:frame draw:style-name="Mfr1" draw:name="MSIPCMb7a34b019607cd277a449876" text:anchor-type="paragraph" svg:x="0cm" svg:y="28.471cm" svg:width="20.997cm" style:rel-width="scale" svg:height="0.699cm" style:rel-height="scale" draw:z-index="10"><draw:text-box><text:p text:style-name="MP1">Internal</text:p></draw:text-box><svg:desc>{"HashCode":2082820457,"Height":841.0,"Width":595.0,"Placement":"Footer","Index":"Primary","Section":1,"Top":0.0,"Left":0.0}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creation-date>2009-04-16T11:32:00Z</meta:creation-date>
    <dc:date>2022-11-02T15:20:37.06</dc:date>
    <meta:print-date>2020-12-10T10:38:00Z</meta:print-date>
    <meta:editing-cycles>77</meta:editing-cycles>
    <meta:editing-duration>PT7M29S</meta:editing-duration>
    <meta:document-statistic meta:table-count="3" meta:image-count="0" meta:object-count="0" meta:page-count="11" meta:paragraph-count="266" meta:word-count="814" meta:character-count="5148"/>
    <meta:user-defined meta:name="Info 1"/>
    <meta:user-defined meta:name="Info 2"/>
    <meta:user-defined meta:name="Info 3"/>
    <meta:user-defined meta:name="Info 4"/>
    <meta:user-defined meta:name="MSIP_Label_6006a9c5-d130-408c-bc8e-3b5ecdb17aa0_ActionId" meta:value-type="string">d6bec7e2-f4e2-4ff4-be05-7cf632f38f30</meta:user-defined>
    <meta:user-defined meta:name="MSIP_Label_6006a9c5-d130-408c-bc8e-3b5ecdb17aa0_ContentBits" meta:value-type="string">2</meta:user-defined>
    <meta:user-defined meta:name="MSIP_Label_6006a9c5-d130-408c-bc8e-3b5ecdb17aa0_Enabled" meta:value-type="string">true</meta:user-defined>
    <meta:user-defined meta:name="MSIP_Label_6006a9c5-d130-408c-bc8e-3b5ecdb17aa0_Method" meta:value-type="string">Standard</meta:user-defined>
    <meta:user-defined meta:name="MSIP_Label_6006a9c5-d130-408c-bc8e-3b5ecdb17aa0_Name" meta:value-type="string">Recipients Have Full Control​</meta:user-defined>
    <meta:user-defined meta:name="MSIP_Label_6006a9c5-d130-408c-bc8e-3b5ecdb17aa0_SetDate" meta:value-type="string">2022-10-10T13:01:48Z</meta:user-defined>
    <meta:user-defined meta:name="MSIP_Label_6006a9c5-d130-408c-bc8e-3b5ecdb17aa0_SiteId" meta:value-type="string">8d4b558f-7b2e-40ba-ad1f-e04d79e6265a</meta:user-defined>
    <meta:template xlink:type="simple" xlink:actuate="onRequest" xlink:title="" xlink:href="Normal.dotm"/>
  </office:meta>
</office:document-meta>
</file>